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1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get rawcomments from astcontex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get rawcomments from astcontex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string" calcext:value-type="string">
            <text:p>not sure if that even possible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up to your build toolchai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string" calcext:value-type="string">
            <text:p>target-dependent</text:p>
          </table:table-cell>
          <table:table-cell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string" calcext:value-type="string">
            <text:p>too general</text:p>
          </table:table-cell>
          <table:table-cell office:value-type="string" calcext:value-type="string">
            <text:p>Later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string" calcext:value-type="string">
            <text:p>clang catches it</text:p>
          </table:table-cell>
          <table:table-cell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1" calcext:value-type="float">
            <text:p>19.1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string" calcext:value-type="string">
            <text:p>dunno how to do i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 style:data-style-name="N2" text:time-value="10:10:58.4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21:59.369000000</meta:creation-date>
    <dc:date>2016-12-04T00:50:18.303000000</dc:date>
    <meta:editing-duration>P1DT15H44M48S</meta:editing-duration>
    <meta:editing-cycles>37</meta:editing-cycles>
    <meta:generator>LibreOffice/5.1.1.3$Windows_x86 LibreOffice_project/89f508ef3ecebd2cfb8e1def0f0ba9a803b88a6d</meta:generator>
    <meta:document-statistic meta:table-count="1" meta:cell-count="353" meta:object-count="0"/>
  </office:meta>
</office:document-meta>
</file>